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</office:automatic-styles>
  <office:body>
    <office:text text:use-soft-page-breaks="true">
      <text:p text:style-name="P1">Universidade de Brasília</text:p>
      <text:p text:style-name="Standard">Departamento de Ciência da Computação</text:p>
      <text:p text:style-name="Standard">Fundamentos de Sistemas Inteligentes</text:p>
      <text:p text:style-name="Standard">Professor: Díbio L. Borges</text:p>
      <text:p text:style-name="Standard">Período 1/2019</text:p>
      <text:p text:style-name="Standard"/>
      <text:p text:style-name="Standard">Estudante: Hugo Nascimento Fonseca<text:tab/><text:tab/><text:s/>Matrícula: 16/0008166<text:s/></text:p>
      <text:p text:style-name="Standard">Estudante: José Luiz Gomes Nogueira<text:tab/><text:tab/><text:s/>Matrícula: 16/0032458</text:p>
      <text:p text:style-name="Standard"/>
      <text:p text:style-name="Standard">Proposta de Projeto Final da disciplina</text:p>
      <text:p text:style-name="Standard">Título:.....................................................................................................................................................</text:p>
      <text:p text:style-name="Standard"/>
      <text:p text:style-name="Standard">1. <text:s/>Descreva de forma sucinta os objetivos específicos do projeto (1 ou 2). Explicitando as entradas e as saídas do sistema.</text:p>
      <text:list text:style-name="LFO1" text:continue-numbering="true">
        <text:list-item>
          <text:p text:style-name="P2"/>
        </text:list-item>
        <text:list-item>
          <text:p text:style-name="P3">Comparar todos os métodos de aprendizagem supervisionada aprendidos na disciplina</text:p>
        </text:list-item>
      </text:list>
      <text:p text:style-name="Standard"/>
      <text:p text:style-name="Standard">2. Descreva sua abordagem proposta, explicitando os artigos que formam a base da proposta e declarando as extensões a partir do(s) artigo(s). (Obs1: Todos os códigos de terceiros devem ser claramente<text:s/>identificados). (Obs2: Colocar referências completas dos artigos e -links- a serem utilizados)</text:p>
      <text:p text:style-name="Standard"/>
      <text:p text:style-name="Standard"/>
      <text:p text:style-name="Standard">3. Equipamentos, versão de sistema, e dados a serem usados.</text:p>
      <text:p text:style-name="P4"/>
      <text:p text:style-name="P5">Dataset: Spotify Skip Prediction Challenge dataset</text:p>
      <text:p text:style-name="P6"/>
      <text:p text:style-name="Standard">Máquina 1:</text:p>
      <text:p text:style-name="Standard">Core i3-3217U<text:s/><text:tab/>@1.8 GHz</text:p>
      <text:p text:style-name="Standard">8 GB RAM DDR3<text:s/><text:tab/>@1066 MHz</text:p>
      <text:p text:style-name="Standard">Sistema Operacional: Ubuntu 18.04 LTS</text:p>
      <text:p text:style-name="Standard"/>
      <text:p text:style-name="Standard">Máquina 2:</text:p>
      <text:p text:style-name="Standard">Intel Core i7-6500U<text:tab/>@2.6 GHz</text:p>
      <text:p text:style-name="Standard">16 GB RAM DDR4<text:s/><text:tab/>@2133 MHz</text:p>
      <text:p text:style-name="Standard">NVIDIA GeForce 930M</text:p>
      <text:p text:style-name="Standard">Sistema Operacional: Ubuntu<text:s/>18.04 LTS</text:p>
      <text:p text:style-name="Standard"/>
      <text:p text:style-name="Standard">4. Cronograma das atividades (até primeira semana de julho/2019)</text:p>
      <text:p text:style-name="Standard"/>
      <text:p text:style-name="Standard"/>
      <text:p text:style-name="Standard"/>
      <text:p text:style-name="Standard"/>
      <text:p text:style-name="Standard"/>
      <text:p text:style-name="Standard">Data e assinaturas dos proponentes</text:p>
      <text:p text:style-name="Standard"/>
      <text:p text:style-name="Standard">…………………………………………………………………………………………………………</text:p>
      <text:p text:style-name="Standard"><text:s text:c="54"/></text:p>
      <text:p text:style-name="Standard">…………………………………………..……………………………………………………………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bio </meta:initial-creator>
    <dc:creator>Hugo Fonseca</dc:creator>
    <meta:creation-date>2010-09-27T11:19:00Z</meta:creation-date>
    <dc:date>2019-05-20T12:16:00Z</dc:date>
    <meta:template xlink:href="Normal.dotm" xlink:type="simple"/>
    <meta:editing-cycles>6</meta:editing-cycles>
    <meta:editing-duration>PT22740S</meta:editing-duration>
    <meta:document-statistic meta:page-count="2" meta:paragraph-count="3" meta:word-count="243" meta:character-count="1553" meta:row-count="10" meta:non-whitespace-character-count="1313"/>
  </office:meta>
</office:document-meta>
</file>